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2"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paragraph-properties fo:margin-top="0cm" fo:margin-bottom="0.499cm"/>
    </style:style>
    <style:style style:name="P7" style:family="paragraph" style:parent-style-name="Preformatted_20_Text">
      <style:paragraph-properties fo:margin-top="0cm" fo:margin-bottom="0.499cm"/>
      <style:text-properties fo:font-weight="normal" style:font-weight-asian="normal" style:font-weight-complex="normal"/>
    </style:style>
    <style:style style:name="P8" style:family="paragraph" style:parent-style-name="Preformatted_20_Text">
      <style:paragraph-properties fo:margin-top="0cm" fo:margin-bottom="0.499cm"/>
      <style:text-properties fo:font-size="12pt" fo:font-weight="bold" style:font-size-asian="12pt" style:font-weight-asian="bold" style:font-size-complex="12pt" style:font-weight-complex="bold"/>
    </style:style>
    <style:style style:name="P9" style:family="paragraph" style:parent-style-name="Preformatted_20_Text">
      <style:paragraph-properties fo:margin-top="0cm" fo:margin-bottom="0.499cm"/>
      <style:text-properties style:text-underline-style="none" fo:font-weight="normal" style:font-weight-asian="normal" style:font-weight-complex="normal"/>
    </style:style>
    <style:style style:name="P10"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11" style:family="paragraph" style:parent-style-name="Preformatted_20_Text">
      <style:paragraph-properties fo:margin-top="0cm" fo:margin-bottom="0.499cm"/>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Preformatted_20_Text" style:list-style-name="L1">
      <style:paragraph-properties fo:margin-left="1.251cm" fo:margin-right="0cm" fo:margin-top="0cm" fo:margin-bottom="0.499cm" fo:text-indent="-0.635cm" style:auto-text-indent="false"/>
    </style:style>
    <style:style style:name="P13" style:family="paragraph" style:parent-style-name="Preformatted_20_Text" style:list-style-name="L1">
      <style:paragraph-properties fo:margin-left="1.251cm" fo:margin-right="0cm" fo:margin-top="0cm" fo:margin-bottom="0.499cm" fo:text-indent="-0.635cm" style:auto-text-indent="false"/>
      <style:text-properties fo:font-weight="normal" style:font-size-asian="8.75pt" style:font-weight-asian="normal" style:font-weight-complex="normal"/>
    </style:style>
    <style:style style:name="P14" style:family="paragraph" style:parent-style-name="Preformatted_20_Text">
      <style:paragraph-properties fo:margin-top="0cm" fo:margin-bottom="0.499cm"/>
    </style:style>
    <style:style style:name="P15" style:family="paragraph" style:parent-style-name="Preformatted_20_Text" style:list-style-name="L2">
      <style:paragraph-properties fo:margin-top="0cm" fo:margin-bottom="0.499cm"/>
      <style:text-properties fo:font-weight="normal" style:font-weight-asian="normal" style:font-weight-complex="normal"/>
    </style:style>
    <style:style style:name="P16" style:family="paragraph" style:parent-style-name="Preformatted_20_Text" style:list-style-name="L2">
      <style:paragraph-properties fo:margin-top="0cm" fo:margin-bottom="0.499cm"/>
    </style:style>
    <style:style style:name="P17" style:family="paragraph" style:parent-style-name="Preformatted_20_Text" style:list-style-name="L2">
      <style:paragraph-properties fo:margin-top="0cm" fo:margin-bottom="0.499cm"/>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P18" style:family="paragraph" style:parent-style-name="Preformatted_20_Text" style:list-style-name="L3">
      <style:paragraph-properties fo:margin-top="0cm" fo:margin-bottom="0.499cm"/>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Preformatted_20_Text">
      <style:paragraph-properties fo:margin-top="0cm" fo:margin-bottom="0.499cm"/>
      <style:text-properties fo:font-size="12pt" fo:font-weight="bold" style:font-size-asian="12pt" style:font-weight-asian="bold" style:font-size-complex="12pt" style:font-weight-complex="bold"/>
    </style:style>
    <style:style style:name="P20" style:family="paragraph" style:parent-style-name="Preformatted_20_Text">
      <style:paragraph-properties fo:margin-top="0cm" fo:margin-bottom="0.499cm"/>
      <style:text-properties fo:font-weight="bold" style:font-weight-asian="bold" style:font-weight-complex="bold"/>
    </style:style>
    <style:style style:name="P21" style:family="paragraph" style:parent-style-name="Preformatted_20_Text">
      <style:paragraph-properties fo:margin-top="0cm" fo:margin-bottom="0.499cm"/>
      <style:text-properties fo:color="#000000"/>
    </style:style>
    <style:style style:name="P22"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23"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24"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5"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26"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7"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8"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ff00" fo:font-weight="normal" fo:background-color="transparent" style:font-weight-asian="normal" style:font-weight-complex="normal"/>
    </style:style>
    <style:style style:name="T7" style:family="text">
      <style:text-properties fo:color="#00ae00" fo:font-weight="bold" fo:background-color="transparent" style:font-weight-asian="bold" style:font-weight-complex="bold"/>
    </style:style>
    <style:style style:name="T8" style:family="text">
      <style:text-properties fo:color="#00ae00" fo:font-weight="bold" style:font-weight-asian="bold" style:font-weight-complex="bold"/>
    </style:style>
    <style:style style:name="T9" style:family="text">
      <style:text-properties fo:color="#0047ff" fo:font-weight="normal" style:font-weight-asian="normal" style:font-weight-complex="normal"/>
    </style:style>
    <style:style style:name="T10" style:family="text">
      <style:text-properties fo:color="#0047ff" fo:font-weight="bold" fo:background-color="#00ae00" style:font-weight-asian="bold" style:font-weight-complex="bold"/>
    </style:style>
    <style:style style:name="T11" style:family="text">
      <style:text-properties fo:font-size="10pt" fo:font-weight="normal" style:font-size-asian="8.75pt" style:font-weight-asian="normal" style:font-size-complex="10pt" style:font-weight-complex="normal"/>
    </style:style>
    <style:style style:name="T12" style:family="text">
      <style:text-properties fo:font-size="10pt" style:font-size-complex="10pt"/>
    </style:style>
    <style:style style:name="T13" style:family="text">
      <style:text-properties fo:font-size="10pt" fo:font-weight="bold" style:font-size-asian="8.75pt" style:font-weight-asian="bold" style:font-size-complex="10pt" style:font-weight-complex="bold"/>
    </style:style>
    <style:style style:name="T14" style:family="text">
      <style:text-properties fo:font-size="10pt" fo:font-weight="bold" style:font-weight-asian="bold" style:font-size-complex="10pt" style:font-weight-complex="bold"/>
    </style:style>
    <style:style style:name="T15"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6"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7" style:family="text">
      <style:text-properties fo:color="#ffffff"/>
    </style:style>
    <style:style style:name="T18" style:family="text">
      <style:text-properties fo:color="#ffffff" fo:font-weight="bold" fo:background-color="#4c4c4c"/>
    </style:style>
    <style:style style:name="T19" style:family="text">
      <style:text-properties fo:color="#ffffff" fo:font-weight="bold" fo:background-color="#cccccc"/>
    </style:style>
    <style:style style:name="T20" style:family="text">
      <style:text-properties fo:color="#ffffff" fo:font-weight="bold" fo:background-color="#000000"/>
    </style:style>
    <style:style style:name="T21" style:family="text">
      <style:text-properties fo:color="#ffffff" fo:font-weight="bold" fo:background-color="#000000" style:font-weight-asian="bold" style:font-weight-complex="bold"/>
    </style:style>
    <style:style style:name="T22" style:family="text">
      <style:text-properties fo:color="#ffffff" fo:background-color="#cccccc"/>
    </style:style>
    <style:style style:name="T23" style:family="text">
      <style:text-properties fo:color="#ffffff" fo:background-color="#000000"/>
    </style:style>
    <style:style style:name="T24" style:family="text">
      <style:text-properties fo:color="#ffffff" fo:font-weight="normal" fo:background-color="#000000" style:font-weight-asian="normal" style:font-weight-complex="normal"/>
    </style:style>
    <style:style style:name="T25" style:family="text">
      <style:text-properties fo:color="#ffffff" fo:font-weight="normal" fo:background-color="#cccccc" style:font-weight-asian="normal" style:font-weight-complex="normal"/>
    </style:style>
    <style:style style:name="T26" style:family="text">
      <style:text-properties fo:color="#000000" fo:font-weight="normal" fo:background-color="#cccccc" style:font-weight-asian="normal" style:font-weight-complex="normal"/>
    </style:style>
    <style:style style:name="T27" style:family="text">
      <style:text-properties fo:color="#000000" fo:font-weight="normal" fo:background-color="#b3b3b3" style:font-weight-asian="normal" style:font-weight-complex="normal"/>
    </style:style>
    <style:style style:name="T28" style:family="text">
      <style:text-properties fo:font-size="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size-asian="12pt"/>
    </style:style>
    <style:style style:name="T31"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Installing and downloading required packages</text:p>
      <text:p text:style-name="Standard"/>
      <text:p text:style-name="Standard">~ $&gt; sudo apt-get install apache2 mysql-server mysql-client subversion php5 php5-mysql</text:p>
      <text:p text:style-name="Standard">{ROOT DB PASS}</text:p>
      <text:p text:style-name="Standard"/>
      <text:p text:style-name="Standard"/>
      <text:p text:style-name="P8">// Create user and database for babelia aplication</text:p>
      <text:p text:style-name="Standard"/>
      <text:p text:style-name="Standard">~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p text:style-name="P8">// Installing eclipse</text:p>
      <text:p text:style-name="Standard"/>
      <text:p text:style-name="Standard">Download eclipse 3.3</text:p>
      <text:p text:style-name="Standard"/>
      <text:p text:style-name="Standard">~$&gt; cd /opt</text:p>
      <text:p text:style-name="Standard"/>
      <text:p text:style-name="Standard">/opt $&gt; sudo tar xzf {DOWNLOAD DIR}/eclipse-SDK-3.3-linux-gtk.tar.gz &amp;&amp; sudo chown {LINUX USERNAME} eclipse -R</text:p>
      <text:p text:style-name="Standard"/>
      <text:p text:style-name="Standard">/opt $&gt; sudo ln -s /opt/eclipse/eclipse /usr/bin/eclipse</text:p>
      <text:p text:style-name="Standard"/>
      <text:p text:style-name="Standard"/>
      <text:p text:style-name="Standard"/>
      <text:p text:style-name="P8">// Installing flex builder</text:p>
      <text:p text:style-name="Standard"/>
      <text:p text:style-name="Standard">/opt $&gt; sudo mkdir flex &amp;&amp; sudo chown {LINUX USERNAME} flex</text:p>
      <text:p text:style-name="Standard"/>
      <text:p text:style-name="Standard">/{DOWNLOAD DIR} $&gt; wget http://download.macromedia.com/pub/labs/flex/flexbuilder_linux/flexbuilder_linux_install_a5_112409.bin</text:p>
      <text:p text:style-name="Standard"/>
      <text:p text:style-name="Standard">/{DOWNLOAD DIR} $&gt; ./flexbuilder_linux_install_a5_112409.bin</text:p>
      <text:p text:style-name="Standard">{FLEX PATH} = /opt/flex</text:p>
      <text:p text:style-name="Standard">{ECLIPSE PATH} = /opt/eclipse</text:p>
      <text:p text:style-name="Standard"/>
      <text:p text:style-name="Standard"/>
      <text:p text:style-name="P3"/>
      <text:p text:style-name="P8">// Installing flex sdk 3.5</text:p>
      <text:p text:style-name="Standard"/>
      <text:p text:style-name="Standard">/{DOWNLOAD DIR} $&gt; wget <text:soft-page-break/><text:a xlink:type="simple" xlink:href="http://fpdownload.adobe.com/pub/flex/sdk/builds/flex3/flex_sdk_3.5.0.12683.zip">http://fpdownload.adobe.com/pub/flex/sdk/builds/flex3/flex_sdk_3.5.0.12683.zip</text:a> </text:p>
      <text:p text:style-name="Standard"/>
      <text:p text:style-name="Standard">/opt/flex/sdks $&gt; mkdir 3.5.0 &amp;&amp; cd 3.5.0</text:p>
      <text:p text:style-name="Standard"/>
      <text:p text:style-name="Standard">/opt/flex/sdks/3.5.0 $&gt; unzip {DOWNLOAD DIR}/ <text:a xlink:type="simple" xlink:href="http://fpdownload.adobe.com/pub/flex/sdk/builds/flex3/flex_sdk_3.5.0.12683.zip">flex_sdk_3.5.0.12683.zip</text:a></text:p>
      <text:p text:style-name="Standard"/>
      <text:p text:style-name="Standard"/>
      <text:p text:style-name="P8">// Set sdk 3.5.0 as a default sdk in eclipse</text:p>
      <text:p text:style-name="Standard"/>
      <text:p text:style-name="Standard">Window → Preferences → Flex → Installed Flex SDKs → add path to 3.5.0 sdk</text:p>
      <text:p text:style-name="Standard"/>
      <text:p text:style-name="Standard"/>
      <text:p text:style-name="P8">// Support for locales</text:p>
      <text:p text:style-name="P8"/>
      <text:p text:style-name="Standard">/opt/flex/sdks/3.5.0/bin $&gt; ./copylocale ./copylocale en_US es_SP</text:p>
      <text:p text:style-name="Standard">/opt/flex/sdks/3.5.0/bin $&gt; ./copylocale ./copylocale en_US fr_FR</text:p>
      <text:p text:style-name="Standard">/opt/flex/sdks/3.5.0/bin $&gt; ./copylocale ./copylocale en_US eu_EK</text:p>
      <text:p text:style-name="Standard"/>
      <text:p text:style-name="Standard">in eclipse:<text:line-break/>Project → clean (with build automatically checked)</text:p>
      <text:p text:style-name="Standard"/>
      <text:p text:style-name="Standard"/>
      <text:p text:style-name="P8">// Installing subclipse for eclipse</text:p>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
      <text:p text:style-name="P2">finish → next &amp; accept all</text:p>
      <text:p text:style-name="P2"/>
      <text:p text:style-name="P2"/>
      <text:p text:style-name="P2"/>
      <text:p text:style-name="P8">// Import project into eclipse</text:p>
      <text:p text:style-name="Standard"/>
      <text:p text:style-name="Standard">~$&gt; eclipse </text:p>
      <text:p text:style-name="Standard"><text:span text:style-name="T2">right click → import → chekout from svn → </text:span><text:a xlink:type="simple" xlink:href="http://svn2.xp-dev.com/svn/juanan-credits/"><text:span text:style-name="T3">http://svn2.xp-dev.com/svn/juanan-credits/</text:span></text:a></text:p>
      <text:p text:style-name="P2"/>
      <text:p text:style-name="P2">And checkout trunk branch.</text:p>
      <text:p text:style-name="P2"/>
      <text:p text:style-name="P2"/>
      <text:p text:style-name="P2"/>
      <text:p text:style-name="P8">// Download red5 server</text:p>
      <text:p text:style-name="P2"/>
      <text:p text:style-name="Standard"><text:span text:style-name="T2">/{DOWNLOAD DIR} $&gt; wget </text:span><text:a xlink:type="simple" xlink:href="http://www.red5.org/downloads/0_9/red5-0.9.RC2.tar.gz">http://www.red5.org/downloads/0_8/red5-0.8.0.tar.gz</text:a></text:p>
      <text:p text:style-name="P2"/>
      <text:p text:style-name="P2"><text:soft-page-break/>/opt $&gt; sudo mkdir red5 &amp;&amp; sudo chown {LINUX USERNAME} red5</text:p>
      <text:p text:style-name="P2"/>
      <text:p text:style-name="P2">/opt/red5 $&gt; tar zxf {DOWNLOAD DIR}/red5-0.9.RC2.tar.gz</text:p>
      <text:p text:style-name="Standard"/>
      <text:p text:style-name="Standard"/>
      <text:p text:style-name="Standard"/>
      <text:p text:style-name="P8">// DB Dump</text:p>
      <text:p text:style-name="Standard"/>
      <text:p text:style-name="Standard">{WORKSPACE}/{PROJECT}/src/resources/sql $&gt; mysql -u babelia -p babelia &lt; all.sql</text:p>
      <text:p text:style-name="Standard">{BABELIA DB PASS}</text:p>
      <text:p text:style-name="Standard"/>
      <text:p text:style-name="Standard"/>
      <text:p text:style-name="Standard"/>
      <text:p text:style-name="P8">// Configure apache</text:p>
      <text:p text:style-name="Standard"/>
      <text:p text:style-name="Standard">~$&gt; sudo gedit /etc/hosts</text:p>
      <text:p text:style-name="Standard">add → <text:s/>127.0.0.1<text:tab/>babelia </text:p>
      <text:p text:style-name="Standard"/>
      <text:p text:style-name="Standard">~$&gt; sudo mkdir /var/www/babelia &amp;&amp; sudo chown kuro /var/www/babelia</text:p>
      <text:p text:style-name="Standard"/>
      <text:p text:style-name="Standard">/etc/apache2/sites-available $ sudo cp default babelia</text:p>
      <text:p text:style-name="Standard"/>
      <text:p text:style-name="Standard">/etc/apache2/sites-available $ sudo gedit babelia</text:p>
      <text:p text:style-name="Standard"/>
      <text:p text:style-name="Standard">change: </text:p>
      <text:p text:style-name="Standard"/>
      <text:p text:style-name="Standard">add in 3rd line → Servername babelia</text:p>
      <text:p text:style-name="Standard">DocumentRoot /var/www → DocumentRoot /var/www/babelia</text:p>
      <text:p text:style-name="Standard">&lt;Directory /var/www/&gt; → &lt;Directory /var/www/babelia/&gt;</text:p>
      <text:p text:style-name="Standard"/>
      <text:p text:style-name="Standard">save &amp; quit</text:p>
      <text:p text:style-name="Standard"/>
      <text:p text:style-name="Standard">/etc/apache2 $ sudo a2ensite babelia</text:p>
      <text:p text:style-name="Standard"/>
      <text:p text:style-name="Standard"/>
      <text:p text:style-name="P8">// Fill apache's root</text:p>
      <text:p text:style-name="Standard"/>
      <text:p text:style-name="Standard">In eclipse:</text:p>
      <text:p text:style-name="Standard">Change in service-config.xml → s/localhost/babelia/</text:p>
      <text:p text:style-name="Standard">Build project.</text:p>
      <text:p text:style-name="Standard"/>
      <text:p text:style-name="Standard">{WORKSPACE}/{PROJECT} $&gt; cp bin-debug/* /var/www/babelia/ -R</text:p>
      <text:p text:style-name="Standard"/>
      <text:p text:style-name="Standard">Install amfphp in /var/www/babelia or:</text:p>
      <text:p text:style-name="Standard">/var/www/babelia $&gt; mkdir amfphp</text:p>
      <text:p text:style-name="Standard">/var/www/babelia $&gt; mkdir amfphp/services/</text:p>
      <text:p text:style-name="Standard">/var/www/babelia $&gt; mkdir amfphp/services/babelia</text:p>
      <text:p text:style-name="Standard"/>
      <text:p text:style-name="Standard">{WORKSPACE}/{PROJECT}/src/resources $&gt; cp server.php activation.php tests/* <text:soft-page-break/>/var/www/babelia/</text:p>
      <text:p text:style-name="Standard"/>
      <text:p text:style-name="Standard">{WORKSPACE}/{PROJECT}/src/resources/services $&gt; cp * /var/www/babelia/amfphp/services/babelia/ </text:p>
      <text:p text:style-name="Standard"/>
      <text:p text:style-name="Standard">/var/www/babelia/amfphp/services/babelia $&gt; cp Config.php.example Config.php</text:p>
      <text:p text:style-name="Standard"/>
      <text:p text:style-name="Standard">/var/www/babelia/amfphp/services/babelia $&gt; gedit Config.php</text:p>
      <text:p text:style-name="Standard">{Configure with your DB settings}</text:p>
      <text:p text:style-name="Standard"/>
      <text:p text:style-name="Standard"/>
      <text:p text:style-name="Standard"/>
      <text:p text:style-name="Standard"/>
      <text:p text:style-name="Standard"/>
      <text:p text:style-name="Standard"/>
      <text:p text:style-name="P8">// Installing Zend Framework</text:p>
      <text:p text:style-name="Standard"/>
      <text:p text:style-name="Standard">{DOWNLOAD DIR} $&gt; wget http://framework.zend.com/releases/ZendFramework-1.9.6/ZendFramework-1.9.6.tar.gz</text:p>
      <text:p text:style-name="Standard"/>
      <text:p text:style-name="Standard">/var/www/babelia $&gt; tar zxf {DOWNLOAD DIR}/ZendFramework-1.9.6.tar.gz</text:p>
      <text:p text:style-name="Standard"/>
      <text:p text:style-name="Standard">/var/www/babelia $&gt; mv ZendFramework-1.9.6/library/Zend/ Zend</text:p>
      <text:p text:style-name="Standard"/>
      <text:p text:style-name="Standard"/>
      <text:p text:style-name="Standard"/>
      <text:p text:style-name="P8">// Install oflaDemo</text:p>
      <text:p text:style-name="Standard"/>
      <text:p text:style-name="Standard">Enter:</text:p>
      <text:p text:style-name="Standard"><text:a xlink:type="simple" xlink:href="http://localhost:5080/installer/">http://localhost:5080/installer/</text:a></text:p>
      <text:p text:style-name="Standard"/>
      <text:p text:style-name="Standard">And install it</text:p>
      <text:p text:style-name="Standard"/>
      <text:p text:style-name="P6"><text:line-break/><text:span text:style-name="T29">// Copy videos to oflaDemo</text:span></text:p>
      <text:p text:style-name="Standard"/>
      <text:p text:style-name="Standard">/opt/red5/webapps/oflaDemo/streams $&gt; cp {WORKSPACE}/{PROJECT}/src/resources/videos/* ./</text:p>
      <text:p text:style-name="Standard"/>
      <text:p text:style-name="Standard"/>
      <text:p text:style-name="Standard"/>
      <text:p text:style-name="P8">// Start babelia</text:p>
      <text:p text:style-name="Standard"/>
      <text:p text:style-name="P24">~$&gt; sudo service apache2 start</text:p>
      <text:p text:style-name="P25">~$&gt; sudo service mysql start</text:p>
      <text:p text:style-name="P25">/opt/red5 $&gt; nohup sh red5.sh &amp;</text:p>
      <text:p text:style-name="Standard"><text:soft-page-break/></text:p>
      <text:p text:style-name="Standard"/>
      <text:p text:style-name="P20">//Installing ffmpeg and ffmpeg-php on linux</text:p>
      <text:p text:style-name="P4">We need to get restricted codecs so we enable the medibuntu repository:</text:p>
      <text:p text:style-name="P4"/>
      <text:p text:style-name="P22"><text:span text:style-name="T27">sudo wget </text:span><text:a xlink:type="simple" xlink:href="http://www.medibuntu.org/sources.list.d/">http://www.medibuntu.org/sources.list.d/</text:a><text:span text:style-name="T27">`lsb_release -cs`.list --output-document=/etc/apt/sources.list.d/medibuntu.list &amp;&amp; sudo apt-get -q update &amp;&amp; sudo apt-get --yes -q --allow-unauthenticated install medibuntu-keyring &amp;&amp; sudo apt-get -q update</text:span></text:p>
      <text:p text:style-name="P5"/>
      <text:p text:style-name="P5"/>
      <text:p text:style-name="P5"/>
      <text:p text:style-name="P5">After doing this, we install the ffmpeg and it's codec library doing the following:</text:p>
      <text:p text:style-name="P5"/>
      <text:p text:style-name="P25">sudo apt-get install ffmpeg libavcodec-extra-52</text:p>
      <text:p text:style-name="P7">Use synaptic to get the latest version of php-ffmpeg and you're ready to go.</text:p>
      <text:p text:style-name="P7">To test if everything works right, put an .avi video and the ffmpeg_test.php script under your webroot. Point the script to the correct input and launch it. If everything went ok, you should see a newly codec output.flv video on your webroot and PHP giving you some info about it.</text:p>
      <text:p text:style-name="P8">//Video upload module configuration</text:p>
      <text:p text:style-name="P7">Since we are uploading videos from php we need to give permissions to www-data so that it can write on determined folders. Give the following folder write and exec permissions:</text:p>
      <text:p text:style-name="P24">chmod a+wx %WEBROOT%/babelia/resources/uploads</text:p>
      <text:p text:style-name="P24">chmod a+wx %WEBROOT%/babelia/resources/images/thumbs</text:p>
      <text:p text:style-name="P24">chmow a+wx %RED5_HOME%/webbapps/oflaDemo/streams</text:p>
      <text:p text:style-name="P24">chmod 755 %WEBROOT%/babelia/upload.php</text:p>
      <text:p text:style-name="P7">Linux Flash player versions prior to 10.1.51.000 had a bug that caused the browser to freeze/crash when performing an upload task. To fix this you must get an updated flash player from here:</text:p>
      <text:p text:style-name="P7"><text:a xlink:type="simple" xlink:href="http://labs.adobe.com/downloads/flashplayer10.html">http://labs.adobe.com/downloads/flashplayer10.html</text:a><text:line-break/></text:p>
      <text:p text:style-name="P7">Download debugger build plug-in for Linux</text:p>
      <text:p text:style-name="P7">Notice that you must remove any previous versions from your system. To do so, open your Synaptic and search for “flash”. Uninstall any flash plug-in listed there and also make sure that</text:p>
      <text:p text:style-name="P7">/usr/lib/mozilla/plugins and ~/.mozilla/plugins don't have any file called libflashplayer.so</text:p>
      <text:p text:style-name="P7">Afterwards, extract the contents of the file you downloaded and copy them to <text:soft-page-break/>/usr/lib/mozilla/plugins.</text:p>
      <text:p text:style-name="P7">Restart firefox and you're ready to go.</text:p>
      <text:p text:style-name="P7">Flex file upload operation is performed via a POST operation that contains the whole file plus headers, so we must increase the size allowed for this kind of operation in our php.ini file.</text:p>
      <text:p text:style-name="P7">$ sudo gedit /etc/php5/apache2/php.ini</text:p>
      <text:p text:style-name="P7">post_max_size = 200M<text:line-break/>upload_max_size = 200M</text:p>
      <text:p text:style-name="P7">$ sudo /etc/init.d/apache 2 stop<text:line-break/>$ sudo /etc/init.d/apache 2 start</text:p>
      <text:p text:style-name="P7">This is the final directory structure you should have on your web root.</text:p>
      <text:p text:style-name="P6"><text:span text:style-name="T5">-rwxr-xr-x 1 inko inko <text:s/>896 2010-02-25 11:16 </text:span><text:span text:style-name="T7">activation.php</text:span><text:span text:style-name="T6"> </text:span><text:span text:style-name="T5"><text:line-break/>drwxr-xr-x 5 inko inko 4096 2010-03-01 12:32 </text:span><text:span text:style-name="T9">amfphp</text:span><text:span text:style-name="T5"> <text:line-break/>drwxrwxrwx 3 inko inko 4096 2010-03-02 11:04 </text:span><text:span text:style-name="T9">babelia</text:span><text:span text:style-name="T5"> <text:line-break/>drwxr-xr-x 4 inko inko 4096 2010-03-01 14:24 </text:span><text:span text:style-name="T9">babelia/resources</text:span><text:span text:style-name="T5"><text:line-break/>drwxr-xr-x 3 inko inko 4096 2010-02-25 11:31 </text:span><text:span text:style-name="T9">babelia/resources/images </text:span><text:span text:style-name="T5"><text:line-break/>drwsrwsrwx 2 inko inko 4096 2010-03-01 13:43 </text:span><text:span text:style-name="T9">babelia/resources/images/</text:span><text:span text:style-name="T10">thumbs</text:span><text:span text:style-name="T5"> <text:line-break/>drwxrwxrwx 2 inko inko 4096 2010-03-02 11:18 </text:span><text:span text:style-name="T9">babelia/resources/</text:span><text:span text:style-name="T10">uploads</text:span><text:span text:style-name="T5"> <text:line-break/>-rwxr-xr-x 1 inko inko 2240 2010-03-02 11:04 </text:span><text:span text:style-name="T9">babelia/</text:span><text:span text:style-name="T8">upload.php</text:span><text:span text:style-name="T5"><text:line-break/>-rw-r--r-- 1 inko inko 2977 2010-02-26 13:20 server.php </text:span></text:p>
      <text:p text:style-name="P9">Finally, you must tell the system to perform a periodic task. This task will take care of the videos that have been uploaded and need to be processed. Add the processing script to your cron tasks.</text:p>
      <text:p text:style-name="P22"><text:span text:style-name="T27">crontab -e</text:span></text:p>
      <text:p text:style-name="P9">0,10,20,30,40,50 * * * * php /var/www/amfphp/services/babelia/ProcessVideosCron.php</text:p>
      <text:p text:style-name="P9">This script will launch every 10 minutes and process the videos that have the unprocessed flag on the database.</text:p>
      <text:p text:style-name="P8">//Cuting-off videos using ffmpeg's commandline</text:p>
      <text:p text:style-name="P24">ffmpeg -y -i &lt;INPUT_FILE_NAME&gt; -ss &lt;START_TIME&gt; -t &lt;DURATION&gt; -s 320x240 -g 300 -qmin 3 -acodec libmp3lame -ar 22050 -ac 2 <text:s/>-f flv &lt;OUTPUT_FILE_NAME&gt;</text:p>
      <text:p text:style-name="P10">Both -ss and -t accept amounts expressed in seconds or in HH:mm:ss:xxx format</text:p>
      <text:p text:style-name="P10"><text:span text:style-name="T4">NOTE:</text:span> Using Youtube's #t=XmYs (This is used to begin the playback at a certain point of the video) gives playable but corrupted videos as a response. So it is something that must be taken into account.</text:p>
      <text:p text:style-name="P8">//Automatic periodic system jobs (CRON)</text:p>
      <text:p text:style-name="P10">Our application will be using some automatic periodic system jobs to perform various asynchronous tasks. This jobs are PHP scripts that launch periodically over a scheduled time.</text:p>
      <text:p text:style-name="P10"><text:soft-page-break/>Currently we have this tasks:</text:p>
      <text:list xml:id="list1706022906" text:style-name="L1">
        <text:list-item>
          <text:p text:style-name="P12"><text:span text:style-name="T13">GetTranscriptions.php</text:span><text:span text:style-name="T11">: This script establishes a connection with the Spinvox system, grabs transcriptions flagged as “processing” from the database. Then asks spinvox to make a transcription for each item of the list and saves the results on the database.</text:span></text:p>
        </text:list-item>
        <text:list-item>
          <text:p text:style-name="P13"><text:span text:style-name="T14">SendRequests.php</text:span><text:span text:style-name="T12">:</text:span> Sends all the conversion requests to SpinVox. It looks for pending exercises and responses, and requests that must be sent again and sends a transcription request to SpinVox for each of them.</text:p>
        </text:list-item>
        <text:list-item>
          <text:p text:style-name="P13"><text:span text:style-name="T4">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list-item>
      </text:list>
      <text:p text:style-name="P7">The following are some tips and things you should know if you're going to make a scheduled script:</text:p>
      <text:list xml:id="list206754238" text:style-name="L2">
        <text:list-item>
          <text:p text:style-name="P15">Since scheduled scripts are called via PHP's CLI, the $_SERVER superglobal won't be available on your script.</text:p>
        </text:list-item>
        <text:list-item>
          <text:p text:style-name="P16"><text:span text:style-name="T5">You must begin your scripts with the line </text:span><text:span text:style-name="T16">#!/usr/bin/php -q</text:span><text:span text:style-name="T15"> and give them execution rights</text:span></text:p>
        </text:list-item>
        <text:list-item>
          <text:p text:style-name="P17">To add your scheduled script to the system you must add a line to the crontab. Check crontab's man for more information.</text:p>
        </text:list-item>
        <text:list-item>
          <text:p text:style-name="P17">The line added must follow this format:</text:p>
        </text:list-item>
      </text:list>
      <text:p text:style-name="P11"><text:tab/>&lt;periodicity_flags&gt; &lt;path_to_php_binary&gt; &lt;full_path_to_user_script&gt;</text:p>
      <text:p text:style-name="P11"><text:tab/>For example, if we want to schedule a job that get's fired at 0, 15, 30 <text:tab/>and 45 of every hour and in every day we should write</text:p>
      <text:p text:style-name="P11"><text:tab/>0,15,30,45 * * * * /usr/bin/php /var/www/periodic/MyScript.php</text:p>
      <text:list xml:id="list2153762439" text:style-name="L3">
        <text:list-item>
          <text:p text:style-name="P18">You can use the Webmin application to add scheduled cron jobs using a visual tool.</text:p>
        </text:list-item>
      </text:list>
      <text:p text:style-name="P8">//How to capture videos of your desktop to make tutorials</text:p>
      <text:p text:style-name="P6">Sometimes we want to record our screen while we perform an especific task in the application to later use it as a video tutorial.</text:p>
      <text:p text:style-name="P6">In Linux we can record our screen pretty easily using the recordMyDesktop app (available in most distros repositories).</text:p>
      <text:p text:style-name="P6">Using recordMyDesktop (even more if you use the graphical version) is pretty straightforward so we won't explain here how to do so.</text:p>
      <text:p text:style-name="P6">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P6"><text:soft-page-break/>Use ffmpeg to convert the video to MPG format and you're ready to go. Choose a high bitrate on the enconding to minimize the quality loss (between 10000k and 15000k).</text:p>
      <text:p text:style-name="P22"><text:span text:style-name="T27">ffmpeg -i inputcapture.ogv -b 10000k outputresult.mpg </text:span></text:p>
      <text:p text:style-name="P21">This will produce a much heavier video but in contrast with the OGV it can be edited easily and uploaded to virtually any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4-16T09:29:17</dc:date>
    <meta:editing-duration>PT07H30M33S</meta:editing-duration>
    <meta:editing-cycles>42</meta:editing-cycles>
    <meta:generator>OpenOffice.org/3.1$Linux OpenOffice.org_project/310m19$Build-9420</meta:generator>
    <dc:creator>Inko </dc:creator>
    <meta:document-statistic meta:table-count="0" meta:image-count="0" meta:object-count="0" meta:page-count="8" meta:paragraph-count="145" meta:word-count="1512" meta:character-count="10603"/>
    <meta:user-defined meta:name="Información 1"/>
    <meta:user-defined meta:name="Información 2"/>
    <meta:user-defined meta:name="Información 3"/>
    <meta:user-defined meta:name="Información 4"/>
  </office:meta>
</office:document-meta>
</file>